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b4ab" draw:stroke-linejoin="round" draw:fill="solid" draw:fill-color="#cdfffd" draw:textarea-vertical-align="top" draw:auto-grow-height="false" draw:fit-to-size="false" fo:min-height="0.589cm" fo:min-width="16.113cm" fo:padding-top="0.127cm" fo:padding-bottom="0.127cm" fo:padding-left="0.254cm" fo:padding-right="0.254cm" fo:wrap-option="no-wrap"/>
    </style:style>
    <style:style style:name="gr2" style:family="graphic" style:parent-style-name="standard">
      <style:graphic-properties draw:stroke="solid" svg:stroke-width="0.035cm" svg:stroke-color="#b4ab00" draw:stroke-linejoin="round" draw:fill="solid" draw:fill-color="#fffdcd" draw:textarea-vertical-align="top" draw:auto-grow-height="false" draw:fit-to-size="false" fo:min-height="0.6cm" fo:min-width="0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solid" svg:stroke-width="0.035cm" svg:stroke-color="#b4ab00" draw:stroke-linejoin="round" draw:fill="solid" draw:fill-color="#fffdcd" draw:textarea-vertical-align="top" draw:auto-grow-height="false" draw:fit-to-size="false" fo:min-height="0.599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6" style:family="graphic" style:parent-style-name="standard" style:list-style-name="L1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7" style:family="graphic" style:parent-style-name="standard" style:list-style-name="L1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9cm" fo:min-width="1.916cm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35cm" svg:stroke-color="#6bb400" draw:stroke-linejoin="round" draw:fill="solid" draw:fill-color="#ebffcd" draw:textarea-vertical-align="top" draw:auto-grow-height="false" draw:fit-to-size="false" fo:min-height="0.589cm" fo:min-width="2.313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035cm" svg:stroke-color="#5a5a5a" draw:stroke-linejoin="round" draw:fill="solid" draw:fill-color="#e6e6e6" draw:textarea-vertical-align="top" draw:auto-grow-height="false" draw:fit-to-size="false" fo:min-height="0.59cm" fo:min-width="1.516cm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61cm" fo:min-width="0cm" fo:padding-top="0.127cm" fo:padding-bottom="0.127cm" fo:padding-left="0.254cm" fo:padding-right="0.254cm" fo:wrap-option="no-wrap"/>
    </style:style>
    <style:style style:name="gr14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2.313cm" fo:padding-top="0.127cm" fo:padding-bottom="0.127cm" fo:padding-left="0.254cm" fo:padding-right="0.254cm" fo:wrap-option="no-wrap"/>
    </style:style>
    <style:style style:name="gr15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9cm" fo:min-width="0.686cm" fo:padding-top="0.127cm" fo:padding-bottom="0.127cm" fo:padding-left="0.254cm" fo:padding-right="0.254cm" fo:wrap-option="no-wrap"/>
    </style:style>
    <style:style style:name="gr16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0.632cm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1.913cm" fo:padding-top="0.127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89cm" fo:min-width="0.646cm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35cm" svg:stroke-color="#00b400" draw:stroke-linejoin="round" draw:fill="solid" draw:fill-color="#cdffcd" draw:textarea-vertical-align="top" draw:auto-grow-height="false" draw:fit-to-size="false" fo:min-height="0.59cm" fo:min-width="1.516cm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2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solid" draw:fill-color="#cdfff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2" style:family="paragraph">
      <loext:graphic-properties draw:fill="solid" draw:fill-color="#fffd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3" style:family="paragraph">
      <loext:graphic-properties draw:fill="solid" draw:fill-color="#e6e6e6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4" style:family="paragraph">
      <style:paragraph-properties fo:margin-top="0cm" fo:margin-bottom="0cm" fo:line-height="100%" fo:text-align="start" style:writing-mode="lr-tb"/>
    </style:style>
    <style:style style:name="P5" style:family="paragraph">
      <loext:graphic-properties draw:fill="none" draw:fill-color="#ffffff"/>
      <style:paragraph-properties fo:margin-top="0cm" fo:margin-bottom="0cm" fo:line-height="100%" fo:text-align="center" style:writing-mode="lr-tb"/>
    </style:style>
    <style:style style:name="P6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style:font-name="Liberation Sans" fo:font-size="20pt" style:letter-kerning="true" style:font-name-asian="Noto Sans CJK SC Regular" style:font-size-asian="18pt" style:font-name-complex="FreeSans" style:font-size-complex="18pt"/>
    </style:style>
    <style:style style:name="P7" style:family="paragraph">
      <loext:graphic-properties draw:fill="solid" draw:fill-color="#ebff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8" style:family="paragraph">
      <loext:graphic-properties draw:fill="solid" draw:fill-color="#cdffcd"/>
      <style:paragraph-properties fo:margin-top="0cm" fo:margin-bottom="0cm" fo:line-height="100%" fo:text-align="center" style:writing-mode="lr-tb" style:font-independent-line-spacing="true"/>
      <style:text-properties fo:font-size="20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Rectangle à coins arrondis 56" draw:style-name="gr1" draw:text-style-name="P1" draw:layer="layout" svg:width="16.657cm" svg:height="0.879cm" svg:x="3.81cm" svg:y="10.297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" draw:text-style-name="P2" draw:layer="layout" svg:width="0.39cm" svg:height="0.87cm" svg:x="20.077cm" svg:y="6.80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2" draw:text-style-name="P2" draw:layer="layout" svg:width="0.388cm" svg:height="0.87cm" svg:x="11.944cm" svg:y="6.80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3" draw:text-style-name="P2" draw:layer="layout" svg:width="0.39cm" svg:height="0.869cm" svg:x="4.2cm" svg:y="6.80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4" draw:text-style-name="P3" draw:layer="layout" svg:width="0.4cm" svg:height="0.88cm" svg:x="3.8cm" svg:y="6.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" draw:text-style-name="P5" draw:layer="layout" svg:width="4.933cm" svg:height="1.011cm" svg:x="4.667cm" svg:y="6.8cm">
          <draw:text-box>
            <text:p text:style-name="P4"><text:span text:style-name="T1">3 blocks de 4 KB</text:span></text:p>
          </draw:text-box>
        </draw:frame>
        <draw:custom-shape draw:name="Rectangle à coins arrondis 56" draw:style-name="gr6" draw:text-style-name="P6" draw:layer="layout" svg:width="0.4cm" svg:height="0.88cm" svg:x="3.81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7" draw:text-style-name="P6" draw:layer="layout" svg:width="0.4cm" svg:height="0.88cm" svg:x="4.21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8" draw:text-style-name="P7" draw:layer="layout" svg:width="1.23cm" svg:height="0.88cm" svg:x="10.705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7" draw:layer="layout" svg:width="0.4cm" svg:height="0.88cm" svg:x="11.938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8" draw:text-style-name="P7" draw:layer="layout" svg:width="1.23cm" svg:height="0.88cm" svg:x="12.342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0" draw:text-style-name="P7" draw:layer="layout" svg:width="2.46cm" svg:height="0.88cm" svg:x="17.61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9" draw:text-style-name="P7" draw:layer="layout" svg:width="0.4cm" svg:height="0.88cm" svg:x="20.067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1" draw:text-style-name="P7" draw:layer="layout" svg:width="2.857cm" svg:height="0.879cm" svg:x="6.672cm" svg:y="7.979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2" draw:text-style-name="P3" draw:layer="layout" svg:width="2.06cm" svg:height="0.88cm" svg:x="4.613cm" svg:y="7.978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" draw:text-style-name="P5" draw:layer="layout" svg:width="4.933cm" svg:height="1.011cm" svg:x="4.667cm" svg:y="7.978cm">
          <draw:text-box>
            <text:p text:style-name="P4"><text:span text:style-name="T1">3 blocks de 1 MB</text:span></text:p>
          </draw:text-box>
        </draw:frame>
        <draw:custom-shape draw:name="Rectangle à coins arrondis 56" draw:style-name="gr13" draw:text-style-name="P8" draw:layer="layout" svg:width="0.4cm" svg:height="0.88cm" svg:x="3.81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3" draw:text-style-name="P8" draw:layer="layout" svg:width="0.4cm" svg:height="0.88cm" svg:x="4.213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4" draw:text-style-name="P8" draw:layer="layout" svg:width="2.857cm" svg:height="0.879cm" svg:x="6.667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5" draw:text-style-name="P8" draw:layer="layout" svg:width="1.23cm" svg:height="0.88cm" svg:x="10.71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3" draw:text-style-name="P8" draw:layer="layout" svg:width="0.4cm" svg:height="0.88cm" svg:x="11.938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5" draw:text-style-name="P8" draw:layer="layout" svg:width="1.23cm" svg:height="0.88cm" svg:x="12.346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4" draw:text-style-name="P8" draw:layer="layout" svg:width="2.857cm" svg:height="0.879cm" svg:x="13.578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6" draw:text-style-name="P8" draw:layer="layout" svg:width="1.176cm" svg:height="0.879cm" svg:x="16.434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3" draw:text-style-name="P8" draw:layer="layout" svg:width="0.4cm" svg:height="0.88cm" svg:x="20.067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7" draw:text-style-name="P8" draw:layer="layout" svg:width="2.457cm" svg:height="0.879cm" svg:x="17.61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6" draw:text-style-name="P8" draw:layer="layout" svg:width="1.176cm" svg:height="0.879cm" svg:x="16.435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8" draw:text-style-name="P8" draw:layer="layout" svg:width="1.19cm" svg:height="0.879cm" svg:x="9.524cm" svg:y="9.156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6" draw:style-name="gr19" draw:text-style-name="P8" draw:layer="layout" svg:width="2.06cm" svg:height="0.88cm" svg:x="4.607cm" svg:y="9.155cm">
          <text:p/>
          <draw:enhanced-geometry draw:mirror-horizontal="false" draw:mirror-vertical="false" svg:viewBox="0 0 0 0" draw:text-areas="?f5 ?f5 ?f6 ?f7" draw:type="ooxml-roundRect" draw:modifiers="713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" draw:text-style-name="P5" draw:layer="layout" svg:width="4.933cm" svg:height="1.011cm" svg:x="4.667cm" svg:y="10.256cm">
          <draw:text-box>
            <text:p text:style-name="P4"><text:span text:style-name="T1">Fichier complet</text:span></text:p>
          </draw:text-box>
        </draw:frame>
        <draw:frame draw:style-name="gr20" draw:text-style-name="P9" draw:layer="layout" svg:width="9.133cm" svg:height="0.831cm" svg:x="4.667cm" svg:y="9.156cm">
          <draw:text-box>
            <text:p text:style-name="P4"><text:span text:style-name="T1">Hash complet par blocks de 30 MB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re</dc:title>
    <meta:editing-cycles>4</meta:editing-cycles>
    <meta:creation-date>2016-10-08T14:43:43.024333137</meta:creation-date>
    <meta:editing-duration>PT5M31S</meta:editing-duration>
    <meta:generator>LibreOffice/5.1.4.2$Linux_X86_64 LibreOffice_project/10m0$Build-2</meta:generator>
    <dc:date>2016-10-08T18:42:49.199787994</dc:date>
    <meta:document-statistic meta:object-count="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template" xlink:href=""/>
  </office:meta>
</office:document-meta>
</file>